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igh Tower Text" svg:font-family="'High Tower Tex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lfaen" svg:font-family="Sylfaen" style:font-family-generic="roman" style:font-pitch="variable"/>
  </office:font-face-decls>
  <office:automatic-styles>
    <style:style style:name="P1" style:family="paragraph" style:parent-style-name="Standard">
      <style:text-properties style:font-name="Sylfaen" fo:font-size="14pt" officeooo:rsid="0001a73e" officeooo:paragraph-rsid="0001a73e" style:font-size-asian="12.25pt" style:font-size-complex="14pt"/>
    </style:style>
    <style:style style:name="P2" style:family="paragraph" style:parent-style-name="Standard">
      <style:text-properties style:font-name="Sylfaen" fo:font-size="14pt" officeooo:rsid="0001a73e" officeooo:paragraph-rsid="00055037" style:font-size-asian="12.25pt" style:font-size-complex="14pt"/>
    </style:style>
    <style:style style:name="P3" style:family="paragraph" style:parent-style-name="Standard">
      <style:text-properties style:font-name="Sylfaen" fo:font-size="14pt" officeooo:rsid="0001a73e" officeooo:paragraph-rsid="0005a573" style:font-size-asian="12.25pt" style:font-size-complex="14pt"/>
    </style:style>
    <style:style style:name="P4" style:family="paragraph" style:parent-style-name="Standard">
      <style:text-properties style:font-name="Sylfaen" fo:font-size="14pt" officeooo:rsid="00036464" officeooo:paragraph-rsid="00036464" style:font-size-asian="12.25pt" style:font-size-complex="14pt"/>
    </style:style>
    <style:style style:name="P5" style:family="paragraph" style:parent-style-name="Standard">
      <style:text-properties style:font-name="Sylfaen" fo:font-size="14pt" officeooo:rsid="00036464" officeooo:paragraph-rsid="0004c31d" style:font-size-asian="12.25pt" style:font-size-complex="14pt"/>
    </style:style>
    <style:style style:name="P6" style:family="paragraph" style:parent-style-name="Standard">
      <style:text-properties style:font-name="Sylfaen" fo:font-size="14pt" officeooo:rsid="0004c31d" officeooo:paragraph-rsid="0004c31d" style:font-size-asian="12.25pt" style:font-size-complex="14pt"/>
    </style:style>
    <style:style style:name="P7" style:family="paragraph" style:parent-style-name="Standard">
      <style:text-properties style:font-name="Sylfaen" fo:font-size="14pt" officeooo:rsid="0005a573" officeooo:paragraph-rsid="0005a573" style:font-size-asian="12.25pt" style:font-size-complex="14pt"/>
    </style:style>
    <style:style style:name="P8" style:family="paragraph" style:parent-style-name="Standard">
      <style:text-properties officeooo:paragraph-rsid="0001a73e"/>
    </style:style>
    <style:style style:name="T1" style:family="text">
      <style:text-properties officeooo:rsid="00036464"/>
    </style:style>
    <style:style style:name="T2" style:family="text">
      <style:text-properties style:font-name="Sylfaen" fo:font-size="14pt" officeooo:rsid="0001a73e" style:font-size-asian="12.25pt" style:font-size-complex="14pt"/>
    </style:style>
    <style:style style:name="T3" style:family="text">
      <style:text-properties style:font-name="Sylfaen" fo:font-size="14pt" officeooo:rsid="00036464" style:font-size-asian="12.25pt" style:font-size-complex="14pt"/>
    </style:style>
    <style:style style:name="T4" style:family="text">
      <style:text-properties style:font-name="Sylfaen" fo:font-size="14pt" officeooo:rsid="0004c31d" style:font-size-asian="12.25pt" style:font-size-complex="14pt"/>
    </style:style>
    <style:style style:name="T5" style:family="text">
      <style:text-properties officeooo:rsid="0004c31d"/>
    </style:style>
    <style:style style:name="T6" style:family="text">
      <style:text-properties fo:font-style="italic" style:text-underline-style="solid" style:text-underline-width="auto" style:text-underline-color="font-color" fo:font-weight="bold" officeooo:rsid="0004c31d" style:font-style-asian="italic" style:font-weight-asian="bold" style:font-style-complex="italic" style:font-weight-complex="bold"/>
    </style:style>
    <style:style style:name="T7" style:family="text">
      <style:text-properties officeooo:rsid="00055037"/>
    </style:style>
    <style:style style:name="T8" style:family="text">
      <style:text-properties officeooo:rsid="0005a5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: The Cult across God’s River</text:p>
      <text:p text:style-name="P1">By: Charles Adams</text:p>
      <text:p text:style-name="P1"/>
      <text:p text:style-name="P6">Plot: A stupid son of a bitchin KGB agent goes to the wrong town and finds out the hard way when he can’t escape a town ran by a cult.</text:p>
      <text:p text:style-name="P1"/>
      <text:p text:style-name="P4">It’s called God’s River because a cult dumps the bodies of the damned in it. <text:s/>It got that name because there were sightings of angels flying over the river of “name” to take the victims from hell to heaven. <text:s/><text:span text:style-name="T6">The KGB agent is required by the leader of Russia to be a catholic and is unaware of this river until the end.</text:span></text:p>
      <text:p text:style-name="P1"/>
      <text:p text:style-name="P7">Ryder’s Bullshit</text:p>
      <text:p text:style-name="P2">“<text:span text:style-name="T7">You’re blowing shit out of your exhaust pipe”. Ryder (Full of it.)<text:line-break/>“Flood your own engine twerp”. Ryder (Don’t involve me in your problems.)<text:line-break/>“Your dick needs a higher octane gas so your cock doesn’t go knocking like an engine. (Keep it in your pants, your motion in the ocean is bad)</text:span></text:p>
      <text:p text:style-name="P3"><text:span text:style-name="T7">“What’s the odometer read on that girl. <text:s/>She might need a new engine because guys have been riding her on the highway for too long. <text:s/>(Maybe) (to a hooker maybe) (Fix it)<text:line-break/></text:span></text:p>
      <text:p text:style-name="P1"/>
      <text:p text:style-name="P4">A number station will be involved and the source is located in Russia.</text:p>
      <text:p text:style-name="P1"/>
      <text:p text:style-name="P4">The cult uses Danny, the local butcher but Rowan also secretly uses him too.</text:p>
      <text:p text:style-name="P1"/>
      <text:p text:style-name="P1">Theodore – </text:p>
      <text:p text:style-name="P8"><text:span text:style-name="T3">[</text:span><text:span text:style-name="T4">Protagonist</text:span><text:span text:style-name="T3">] </text:span><text:span text:style-name="T2">Rowan – </text:span><text:span text:style-name="T3">Special Forces in disguise / A stupid son of a bitchin KGB that can’t escape the town and accidentally went to the wrong town.</text:span></text:p>
      <text:p text:style-name="P1">Ryder – <text:span text:style-name="T1">The local fuck up biker.</text:span></text:p>
      <text:p text:style-name="P5">Danny – The local butcher unaware he’s mixing human meat with beef.</text:p>
      <text:p text:style-name="P5"><text:span text:style-name="T5">[Antagonist] The Leader - </text:span><text:line-break/></text:p>
      <text:p text:style-name="P1">Chapter 1</text:p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igh Tower Text" svg:font-family="'High Tower Tex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lfaen" svg:font-family="Sylfae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9:51:20.531000000</meta:creation-date>
    <meta:editing-cycles>3</meta:editing-cycles>
    <meta:editing-duration>PT3M58S</meta:editing-duration>
    <dc:date>2024-06-07T20:29:13.818000000</dc:date>
    <meta:generator>LibreOffice/24.2.2.2$Windows_X86_64 LibreOffice_project/d56cc158d8a96260b836f100ef4b4ef25d6f1a01</meta:generator>
    <meta:document-statistic meta:table-count="0" meta:image-count="0" meta:object-count="0" meta:page-count="1" meta:paragraph-count="17" meta:word-count="264" meta:character-count="1415" meta:non-whitespace-character-count="1152"/>
  </office:meta>
</office:document-meta>
</file>